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CSReader.UCSReader( InputStream inputStream , byte [ ] buffer , short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CSReader.UCSReader( InputStream inputStream , short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CSReader.rea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UCS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CS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CS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CSReader.skip( long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CSReader.UCSReader( InputStream inputStream , int size , short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CSReader.read( char ch [ ] , int offset , int length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9">
            <text:p text:style-name="Table_20_Contents">59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UCSReader.mark( int readAh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CS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